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ff9999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9999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DUVAR</text:p>
          </table:table-cell>
          <table:table-cell table:style-name="ce1" office:value-type="string" calcext:value-type="string">
            <text:p>Dış </text:p>
          </table:table-cell>
          <table:table-cell table:style-name="ce1" office:value-type="string" calcext:value-type="string">
            <text:p>İç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etraj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Yükseklik</text:p>
          </table:table-cell>
          <table:table-cell table:number-columns-repeated="2" table:style-name="ce1" office:value-type="float" office:value="2.7" calcext:value-type="float">
            <text:p>2,7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m2</text:p>
          </table:table-cell>
          <table:table-cell table:style-name="ce1" table:formula="of:=[.C4]*[.C3]" office:value-type="float" office:value="135" calcext:value-type="float">
            <text:p>135</text:p>
          </table:table-cell>
          <table:table-cell table:style-name="ce1" table:formula="of:=[.D4]*[.D3]" office:value-type="float" office:value="135" calcext:value-type="float">
            <text:p>135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kapı m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et m2</text:p>
          </table:table-cell>
          <table:table-cell table:style-name="ce1" table:formula="of:=[.C5]-[.C6]" office:value-type="float" office:value="125" calcext:value-type="float">
            <text:p>125</text:p>
          </table:table-cell>
          <table:table-cell table:style-name="ce1" table:formula="of:=[.D5]-[.D6]" office:value-type="float" office:value="123" calcext:value-type="float">
            <text:p>123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10 cm duvar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toplam m3</text:p>
          </table:table-cell>
          <table:table-cell table:style-name="ce2"/>
          <table:table-cell table:number-columns-repeated="3"/>
          <table:table-cell table:style-name="ce2" office:value-type="string" calcext:value-type="string">
            <text:p>kesme taş m3</text:p>
          </table:table-cell>
          <table:table-cell table:style-name="ce2" office:value-type="float" office:value="2200" calcext:value-type="float">
            <text:p>2200</text:p>
          </table:table-cell>
          <table:table-cell table:style-name="ce2" table:formula="of:=[.K9]*[.E10]" office:value-type="float" office:value="54560" calcext:value-type="float">
            <text:p>54560</text:p>
          </table:table-cell>
          <table:table-cell table:style-name="ce2"/>
          <table:table-cell table:style-name="ce2" office:value-type="string" calcext:value-type="string">
            <text:p>ÇATI DAHİ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3</text:p>
          </table:table-cell>
          <table:table-cell table:style-name="ce2" table:formula="of:=[.C9]*[.C7]" office:value-type="float" office:value="12.5" calcext:value-type="float">
            <text:p>12,5</text:p>
          </table:table-cell>
          <table:table-cell table:style-name="ce2" table:formula="of:=[.D9]*[.D7]" office:value-type="float" office:value="12.3" calcext:value-type="float">
            <text:p>12,3</text:p>
          </table:table-cell>
          <table:table-cell table:style-name="ce2" table:formula="of:=[.C10]+[.D10]" office:value-type="float" office:value="24.8" calcext:value-type="float">
            <text:p>24,8</text:p>
          </table:table-cell>
          <table:table-cell table:style-name="ce2"/>
          <table:table-cell table:number-columns-repeated="3"/>
          <table:table-cell table:style-name="ce2" office:value-type="string" calcext:value-type="string">
            <text:p>işçilik m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table:formula="of:=[.K10]*[.E10]" office:value-type="float" office:value="24800" calcext:value-type="float">
            <text:p>24800</text:p>
          </table:table-cell>
          <table:table-cell table:style-name="ce2" table:formula="of:=[.L10]+[.L9]" office:value-type="float" office:value="79360" calcext:value-type="float">
            <text:p>79360</text:p>
          </table:table-cell>
          <table:table-cell table:style-name="ce5" table:formula="of:=[.M10]+[.O28]" office:value-type="float" office:value="110360" calcext:value-type="float">
            <text:p>110360</text:p>
          </table:table-cell>
          <table:table-cell table:formula="of:=[.N10]/120" office:value-type="float" office:value="919.666666666667" calcext:value-type="float">
            <text:p>919,666666666667</text:p>
          </table:table-cell>
          <table:table-cell/>
        </table:table-row>
        <table:table-row table:style-name="ro1">
          <table:table-cell/>
          <table:table-cell table:style-name="ce2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number-columns-repeated="8"/>
          <table:table-cell table:style-name="ce4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16 cm duvar</text:p>
          </table:table-cell>
          <table:table-cell table:number-columns-repeated="2" table:style-name="ce3" office:value-type="float" office:value="0.16" calcext:value-type="float">
            <text:p>0,16</text:p>
          </table:table-cell>
          <table:table-cell table:style-name="ce3" office:value-type="string" calcext:value-type="string">
            <text:p>toplam m3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kesme taş m3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table:formula="of:=[.K15]*[.E16]" office:value-type="float" office:value="87296" calcext:value-type="float">
            <text:p>87296</text:p>
          </table:table-cell>
          <table:table-cell table:style-name="ce3"/>
          <table:table-cell table:style-name="ce3" office:value-type="string" calcext:value-type="string">
            <text:p>ÇATI DAHİL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3</text:p>
          </table:table-cell>
          <table:table-cell table:style-name="ce3" table:formula="of:=[.C15]*[.C7]" office:value-type="float" office:value="20" calcext:value-type="float">
            <text:p>20</text:p>
          </table:table-cell>
          <table:table-cell table:style-name="ce3" table:formula="of:=[.D15]*[.D7]" office:value-type="float" office:value="19.68" calcext:value-type="float">
            <text:p>19,68</text:p>
          </table:table-cell>
          <table:table-cell table:style-name="ce3" table:formula="of:=[.C16]+[.D16]" office:value-type="float" office:value="39.68" calcext:value-type="float">
            <text:p>39,68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işçilik m3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K16]*[.E16]" office:value-type="float" office:value="39680" calcext:value-type="float">
            <text:p>39680</text:p>
          </table:table-cell>
          <table:table-cell table:style-name="ce3" table:formula="of:=[.L16]+[.L15]" office:value-type="float" office:value="126976" calcext:value-type="float">
            <text:p>126976</text:p>
          </table:table-cell>
          <table:table-cell table:style-name="ce6" table:formula="of:=[.M16]+[.O28]" office:value-type="float" office:value="157976" calcext:value-type="float">
            <text:p>157976</text:p>
          </table:table-cell>
          <table:table-cell table:formula="of:=[.N16]/120" office:value-type="float" office:value="1316.46666666667" calcext:value-type="float">
            <text:p>1316,46666666667</text:p>
          </table:table-cell>
          <table:table-cell/>
        </table:table-row>
        <table:table-row table:style-name="ro1">
          <table:table-cell/>
          <table:table-cell table:style-name="ce3" table:number-columns-repeated="5"/>
          <table:table-cell table:number-columns-repeated="2"/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8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26 cm duvar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string" calcext:value-type="string">
            <text:p>toplam m3</text:p>
          </table:table-cell>
          <table:table-cell table:number-columns-repeated="4"/>
          <table:table-cell table:style-name="ce3" office:value-type="string" calcext:value-type="string">
            <text:p>kesme taş m3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table:formula="of:=[.K21]*[.E22]" office:value-type="float" office:value="141856" calcext:value-type="float">
            <text:p>141856</text:p>
          </table:table-cell>
          <table:table-cell table:style-name="ce3"/>
          <table:table-cell table:style-name="ce3" office:value-type="string" calcext:value-type="string">
            <text:p>ÇATI DAHİ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3</text:p>
          </table:table-cell>
          <table:table-cell table:formula="of:=[.C21]*[.C7]" office:value-type="float" office:value="32.5" calcext:value-type="float">
            <text:p>32,5</text:p>
          </table:table-cell>
          <table:table-cell table:formula="of:=[.D21]*[.D7]" office:value-type="float" office:value="31.98" calcext:value-type="float">
            <text:p>31,98</text:p>
          </table:table-cell>
          <table:table-cell table:formula="of:=[.C22]+[.D22]" office:value-type="float" office:value="64.48" calcext:value-type="float">
            <text:p>64,48</text:p>
          </table:table-cell>
          <table:table-cell table:number-columns-repeated="4"/>
          <table:table-cell table:style-name="ce3" office:value-type="string" calcext:value-type="string">
            <text:p>işçilik m3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table:formula="of:=[.K22]*[.E22]" office:value-type="float" office:value="64480" calcext:value-type="float">
            <text:p>64480</text:p>
          </table:table-cell>
          <table:table-cell table:style-name="ce3" table:formula="of:=[.L22]+[.L21]" office:value-type="float" office:value="206336" calcext:value-type="float">
            <text:p>206336</text:p>
          </table:table-cell>
          <table:table-cell table:style-name="ce6" table:formula="of:=[.M22]+[.O28]" office:value-type="float" office:value="237336" calcext:value-type="float">
            <text:p>237336</text:p>
          </table:table-cell>
          <table:table-cell table:formula="of:=[.N22]/120" office:value-type="float" office:value="1977.8" calcext:value-type="float">
            <text:p>1977,8</text:p>
          </table:table-cell>
          <table:table-cell/>
        </table:table-row>
        <table:table-row table:style-name="ro1">
          <table:table-cell table:number-columns-repeated="8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çatı kerest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formula="of:=[.N25]*[.M25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çatı kiremit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[.L26]*[.K26]"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table:formula="of:=[.N26]*[.M26]" office:value-type="float" office:value="13500" calcext:value-type="float">
            <text:p>13500</text:p>
          </table:table-cell>
          <table:table-cell office:value-type="string" calcext:value-type="string">
            <text:p>Alaturka 30 ad/m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çatı işçilik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N27]*[.K27]" office:value-type="float" office:value="7500" calcext:value-type="float">
            <text:p>7500</text:p>
          </table:table-cell>
          <table:table-cell/>
        </table:table-row>
        <table:table-row table:style-name="ro1">
          <table:table-cell table:number-columns-repeated="14"/>
          <table:table-cell table:style-name="ce4" table:formula="of:=SUM([.O25:.O27])" office:value-type="float" office:value="31000" calcext:value-type="float">
            <text:p>31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.00.0000</text:date>, <text:time style:data-style-name="N2" text:time-value="09:39:21.212780205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6:16:02.356916011</meta:creation-date>
    <dc:date>2019-09-04T18:48:36.440395096</dc:date>
    <meta:editing-duration>PT1H48M56S</meta:editing-duration>
    <meta:editing-cycles>3</meta:editing-cycles>
    <meta:generator>LibreOffice/5.2.7.2$Linux_X86_64 LibreOffice_project/20m0$Build-2</meta:generator>
    <meta:document-statistic meta:table-count="1" meta:cell-count="88" meta:object-count="0"/>
  </office:meta>
</office:document-meta>
</file>